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79.6mm"/>
    </style:style>
    <style:style style:name="co30" style:family="table-column">
      <style:table-column-properties fo:break-before="auto" style:column-width="23.23mm"/>
    </style:style>
    <style:style style:name="co31" style:family="table-column">
      <style:table-column-properties fo:break-before="auto" style:column-width="97.03mm"/>
    </style:style>
    <style:style style:name="co32" style:family="table-column">
      <style:table-column-properties fo:break-before="auto" style:column-width="52.37mm"/>
    </style:style>
    <style:style style:name="co33" style:family="table-column">
      <style:table-column-properties fo:break-before="auto" style:column-width="143.05mm"/>
    </style:style>
    <style:style style:name="co34" style:family="table-column">
      <style:table-column-properties fo:break-before="auto" style:column-width="28.35mm"/>
    </style:style>
    <style:style style:name="co35" style:family="table-column">
      <style:table-column-properties fo:break-before="auto" style:column-width="105.22mm"/>
    </style:style>
    <style:style style:name="co36" style:family="table-column">
      <style:table-column-properties fo:break-before="auto" style:column-width="103.56mm"/>
    </style:style>
    <style:style style:name="co37" style:family="table-column">
      <style:table-column-properties fo:break-before="auto" style:column-width="101.65mm"/>
    </style:style>
    <style:style style:name="co38" style:family="table-column">
      <style:table-column-properties fo:break-before="auto" style:column-width="39.02mm"/>
    </style:style>
    <style:style style:name="co39" style:family="table-column">
      <style:table-column-properties fo:break-before="auto" style:column-width="75.79mm"/>
    </style:style>
    <style:style style:name="co40" style:family="table-column">
      <style:table-column-properties fo:break-before="auto" style:column-width="119.91mm"/>
    </style:style>
    <style:style style:name="co41" style:family="table-column">
      <style:table-column-properties fo:break-before="auto" style:column-width="83.41mm"/>
    </style:style>
    <style:style style:name="co42" style:family="table-column">
      <style:table-column-properties fo:break-before="auto" style:column-width="209.78mm"/>
    </style:style>
    <style:style style:name="co43" style:family="table-column">
      <style:table-column-properties fo:break-before="auto" style:column-width="39.44mm"/>
    </style:style>
    <style:style style:name="co44" style:family="table-column">
      <style:table-column-properties fo:break-before="auto" style:column-width="36.67mm"/>
    </style:style>
    <style:style style:name="co45" style:family="table-column">
      <style:table-column-properties fo:break-before="auto" style:column-width="71.08mm"/>
    </style:style>
    <style:style style:name="co46" style:family="table-column">
      <style:table-column-properties fo:break-before="auto" style:column-width="150.72mm"/>
    </style:style>
    <style:style style:name="co47" style:family="table-column">
      <style:table-column-properties fo:break-before="auto" style:column-width="28.91mm"/>
    </style:style>
    <style:style style:name="co48" style:family="table-column">
      <style:table-column-properties fo:break-before="auto" style:column-width="31.96mm"/>
    </style:style>
    <style:style style:name="co49" style:family="table-column">
      <style:table-column-properties fo:break-before="auto" style:column-width="105.2mm"/>
    </style:style>
    <style:style style:name="co50" style:family="table-column">
      <style:table-column-properties fo:break-before="auto" style:column-width="56.44mm"/>
    </style:style>
    <style:style style:name="co51" style:family="table-column">
      <style:table-column-properties fo:break-before="auto" style:column-width="163.21mm"/>
    </style:style>
    <style:style style:name="co52" style:family="table-column">
      <style:table-column-properties fo:break-before="auto" style:column-width="70.26mm"/>
    </style:style>
    <style:style style:name="co53" style:family="table-column">
      <style:table-column-properties fo:break-before="auto" style:column-width="102.45mm"/>
    </style:style>
    <style:style style:name="co54" style:family="table-column">
      <style:table-column-properties fo:break-before="auto" style:column-width="95.44mm"/>
    </style:style>
    <style:style style:name="co55" style:family="table-column">
      <style:table-column-properties fo:break-before="auto" style:column-width="226.48mm"/>
    </style:style>
    <style:style style:name="co56" style:family="table-column">
      <style:table-column-properties fo:break-before="auto" style:column-width="69.8mm"/>
    </style:style>
    <style:style style:name="co57" style:family="table-column">
      <style:table-column-properties fo:break-before="auto" style:column-width="100.58mm"/>
    </style:style>
    <style:style style:name="co58" style:family="table-column">
      <style:table-column-properties fo:break-before="auto" style:column-width="90.22mm"/>
    </style:style>
    <style:style style:name="co59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0.37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24.48mm" fo:break-before="auto" style:use-optimal-row-height="true"/>
    </style:style>
    <style:style style:name="ro10" style:family="table-row">
      <style:table-row-properties style:row-height="24.61mm" fo:break-before="auto" style:use-optimal-row-height="true"/>
    </style:style>
    <style:style style:name="ro11" style:family="table-row">
      <style:table-row-properties style:row-height="41.8mm" fo:break-before="auto" style:use-optimal-row-height="true"/>
    </style:style>
    <style:style style:name="ro12" style:family="table-row">
      <style:table-row-properties style:row-height="41.59mm" fo:break-before="auto" style:use-optimal-row-height="true"/>
    </style:style>
    <style:style style:name="ro13" style:family="table-row">
      <style:table-row-properties style:row-height="55.28mm" fo:break-before="auto" style:use-optimal-row-height="true"/>
    </style:style>
    <style:style style:name="ro14" style:family="table-row">
      <style:table-row-properties style:row-height="12.44mm" fo:break-before="auto" style:use-optimal-row-height="true"/>
    </style:style>
    <style:style style:name="ro15" style:family="table-row">
      <style:table-row-properties style:row-height="10.78mm" fo:break-before="auto" style:use-optimal-row-height="true"/>
    </style:style>
    <style:style style:name="ro16" style:family="table-row">
      <style:table-row-properties style:row-height="14.2mm" fo:break-before="auto" style:use-optimal-row-height="true"/>
    </style:style>
    <style:style style:name="ro17" style:family="table-row">
      <style:table-row-properties style:row-height="18.79mm" fo:break-before="auto" style:use-optimal-row-height="true"/>
    </style:style>
    <style:style style:name="ro18" style:family="table-row">
      <style:table-row-properties style:row-height="26.19mm" fo:break-before="auto" style:use-optimal-row-height="true"/>
    </style:style>
    <style:style style:name="ro19" style:family="table-row">
      <style:table-row-properties style:row-height="21.17mm" fo:break-before="auto" style:use-optimal-row-height="true"/>
    </style:style>
    <style:style style:name="ro20" style:family="table-row">
      <style:table-row-properties style:row-height="7.41mm" fo:break-before="auto" style:use-optimal-row-height="true"/>
    </style:style>
    <style:style style:name="ro21" style:family="table-row">
      <style:table-row-properties style:row-height="10.85mm" fo:break-before="auto" style:use-optimal-row-height="true"/>
    </style:style>
    <style:style style:name="ro22" style:family="table-row">
      <style:table-row-properties style:row-height="14.29mm" fo:break-before="auto" style:use-optimal-row-height="true"/>
    </style:style>
    <style:style style:name="ro23" style:family="table-row">
      <style:table-row-properties style:row-height="17.73mm" fo:break-before="auto" style:use-optimal-row-height="true"/>
    </style:style>
    <style:style style:name="ro24" style:family="table-row">
      <style:table-row-properties style:row-height="22.75mm" fo:break-before="auto" style:use-optimal-row-height="true"/>
    </style:style>
    <style:style style:name="ro25" style:family="table-row">
      <style:table-row-properties style:row-height="7.94mm" fo:break-before="auto" style:use-optimal-row-height="true"/>
    </style:style>
    <style:style style:name="ro26" style:family="table-row">
      <style:table-row-properties style:row-height="19.31mm" fo:break-before="auto" style:use-optimal-row-height="true"/>
    </style:style>
    <style:style style:name="ro27" style:family="table-row">
      <style:table-row-properties style:row-height="11.84mm" fo:break-before="auto" style:use-optimal-row-height="true"/>
    </style:style>
    <style:style style:name="ro28" style:family="table-row">
      <style:table-row-properties style:row-height="19.21mm" fo:break-before="auto" style:use-optimal-row-height="true"/>
    </style:style>
    <style:style style:name="ro29" style:family="table-row">
      <style:table-row-properties style:row-height="22.63mm" fo:break-before="auto" style:use-optimal-row-height="true"/>
    </style:style>
    <style:style style:name="ro30" style:family="table-row">
      <style:table-row-properties style:row-height="29.47mm" fo:break-before="auto" style:use-optimal-row-height="true"/>
    </style:style>
    <style:style style:name="ro31" style:family="table-row">
      <style:table-row-properties style:row-height="36.32mm" fo:break-before="auto" style:use-optimal-row-height="true"/>
    </style:style>
    <style:style style:name="ro32" style:family="table-row">
      <style:table-row-properties style:row-height="43.16mm" fo:break-before="auto" style:use-optimal-row-height="true"/>
    </style:style>
    <style:style style:name="ro33" style:family="table-row">
      <style:table-row-properties style:row-height="56.85mm" fo:break-before="auto" style:use-optimal-row-height="true"/>
    </style:style>
    <style:style style:name="ro34" style:family="table-row">
      <style:table-row-properties style:row-height="26.05mm" fo:break-before="auto" style:use-optimal-row-height="true"/>
    </style:style>
    <style:style style:name="ro35" style:family="table-row">
      <style:table-row-properties style:row-height="32.1mm" fo:break-before="auto" style:use-optimal-row-height="true"/>
    </style:style>
    <style:style style:name="ro36" style:family="table-row">
      <style:table-row-properties style:row-height="4.73mm" fo:break-before="auto" style:use-optimal-row-height="true"/>
    </style:style>
    <style:style style:name="ro37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ffcc99" style:vertical-align="top"/>
    </style:style>
    <style:style style:name="ce5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transparent" style:vertical-align="top"/>
    </style:style>
    <style:style style:name="ce52" style:family="table-cell" style:parent-style-name="Default">
      <style:table-cell-properties style:text-align-source="value-type" style:repeat-content="false" style:vertical-align="top"/>
    </style:style>
    <style:style style:name="ce53" style:family="table-cell" style:parent-style-name="Default">
      <style:table-cell-properties style:text-align-source="value-type" style:repeat-content="false" fo:background-color="transparent" style:vertical-align="top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able-cell-properties fo:background-color="#fff200" style:text-align-source="value-type" style:repeat-content="false" style:vertical-align="top"/>
    </style:style>
    <style:style style:name="ce5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57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58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2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4" style:family="table-cell" style:parent-style-name="Default">
      <style:table-cell-properties fo:background-color="#9999ff" style:vertical-align="top"/>
    </style:style>
    <style:style style:name="ce65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vertical-align="top"/>
      <style:text-properties fo:color="#ff9900"/>
    </style:style>
    <style:style style:name="ce6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9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70" style:family="table-cell" style:parent-style-name="Default">
      <style:table-cell-properties style:vertical-align="top"/>
      <style:text-properties fo:color="#5983b0"/>
    </style:style>
    <style:style style:name="ce71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6" style:family="text">
      <style:text-properties fo:color="#008000"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color="#000000"/>
    </style:style>
    <style:style style:name="T8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9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0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/>
    </style:style>
    <style:style style:name="T11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2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color="#800080" fo:font-weight="bold" fo:language="zxx" fo:country="none" style:language-asian="zxx" style:country-asian="none" style:language-complex="zxx" style:country-complex="none" style:font-weight-asian="bold" style:font-weight-complex="bold"/>
    </style:style>
    <style:style style:name="T1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4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5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6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7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8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9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1" style:family="text">
      <style:text-properties fo:color="#008000" style:font-name-asian="DejaVu Sans Mono" style:font-name-complex="DejaVu Sans Mono" style:font-size-asian="8.5pt" style:font-size-complex="8.5pt"/>
    </style:style>
    <style:style style:name="T22" style:family="text">
      <style:text-properties style:font-name-asian="DejaVu Sans Mono" style:font-name-complex="DejaVu Sans Mono" style:font-size-asian="8.5pt" style:font-size-complex="8.5pt" fo:color="#000000"/>
    </style:style>
    <style:style style:name="T2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5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8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9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3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3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33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34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6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8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1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42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4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4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4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4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5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52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5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5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55" style:family="text">
      <style:text-properties style:font-name-asian="DejaVu Sans Mono" style:font-name-complex="DejaVu Sans Mono" style:font-size-asian="8.5pt" style:font-size-complex="8.5pt" fo:color="#008000"/>
    </style:style>
    <style:style style:name="T5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5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5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5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color="#000000"/>
    </style:style>
    <style:style style:name="T6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color="#008000"/>
    </style:style>
    <style:style style:name="T6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6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6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6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6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ff"/>
    </style:style>
    <style:style style:name="T6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 fo:language="none" fo:country="none" style:language-asian="none" style:country-asian="none" style:language-complex="none" style:country-complex="none"/>
    </style:style>
    <style:style style:name="T6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fo:language="zxx" fo:country="none" style:language-asian="zxx" style:country-asian="none" style:language-complex="zxx" style:country-complex="none"/>
    </style:style>
    <style:style style:name="T6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zxx" fo:country="none" style:language-asian="zxx" style:country-asian="none" style:language-complex="zxx" style:country-complex="none" fo:color="#008000"/>
    </style:style>
    <style:style style:name="T6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fo:language="none" fo:country="none" style:language-asian="none" style:country-asian="none" fo:color="#000000"/>
    </style:style>
    <style:style style:name="T7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fo:language="none" fo:country="none" style:language-asian="none" style:country-asian="none" fo:color="#008000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color="#800080" fo:font-weight="bold" style:font-weight-asian="bold" style:font-weight-complex="bold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color="#000000" fo:font-weight="normal" style:font-weight-asian="normal" style:font-weight-complex="normal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font-weight="normal" style:font-weight-asian="normal" style:font-weight-complex="normal" fo:color="#008000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0000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7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7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fo:language="none" fo:country="none" style:language-asian="none" style:country-asian="none" style:language-complex="none" style:country-complex="none"/>
    </style:style>
    <style:style style:name="T7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7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8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8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complex="normal" style:font-weight-asian="normal"/>
    </style:style>
    <style:style style:name="T8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complex="normal" style:font-weight-asian="normal" fo:color="#008000"/>
    </style:style>
    <style:style style:name="T83" style:family="text">
      <style:text-properties style:font-name="DejaVu Sans Mono" fo:font-size="8.5pt" style:font-name-asian="DejaVu Sans Mono" style:font-name-complex="DejaVu Sans Mono" style:font-size-asian="8.5pt" style:font-size-complex="8.5pt"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85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86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8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 fo:language="none" fo:country="none" style:language-asian="none" style:country-asian="none" style:language-complex="none" style:country-complex="none"/>
    </style:style>
    <style:style style:name="T8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none" fo:country="none" style:language-asian="none" style:country-asian="none" style:language-complex="none" style:country-complex="none" fo:color="#000000"/>
    </style:style>
    <style:style style:name="T8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 fo:language="zxx" fo:country="none" style:language-asian="zxx" style:country-asian="none" style:language-complex="zxx" style:country-complex="none"/>
    </style:style>
    <style:style style:name="T9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zxx" fo:country="none" style:language-asian="zxx" style:country-asian="none" style:language-complex="zxx" style:country-complex="none" fo:color="#000000"/>
    </style:style>
    <style:style style:name="T9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9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9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94" style:family="text">
      <style:text-properties style:font-name="DejaVu Sans Mono" fo:font-size="8.5pt"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9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9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10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10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10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10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font-weight="bold" style:font-weight-asian="bold" style:font-weight-complex="bold" fo:color="#0000ff"/>
    </style:style>
    <style:style style:name="T104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color="#000000" style:font-name="Arial" fo:font-size="10pt" fo:font-weight="normal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/>
    </style:style>
    <style:style style:name="T105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0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0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08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10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1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11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1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15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116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17" style:family="text">
      <style:text-properties style:font-name-asian="Consolas" style:font-name-complex="Consolas" style:font-size-asian="9.5pt" style:font-size-complex="9.5pt"/>
    </style:style>
    <style:style style:name="T118" style:family="text">
      <style:text-properties style:text-position="super 58%"/>
    </style:style>
    <style:style style:name="T119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 table:number-columns-repeated="2"/>
          <table:table-cell table:style-name="ce4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/>
          <table:table-cell table:style-name="ce49" office:value-type="string" calcext:value-type="string">
            <text:p>Suspend/Resume</text:p>
          </table:table-cell>
          <table:table-cell table:style-name="ce4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9" table:number-columns-repeated="2"/>
          <table:table-cell table:style-name="ce49" office:value-type="string" calcext:value-type="string">
            <text:p>of internal COM</text:p>
          </table:table-cell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1" office:value-type="string" calcext:value-type="string">
            <text:p>Sending possible again, successfully receiving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1" office:value-type="string" calcext:value-type="string">
            <text:p>Sending not possible, terminal gets closed, is waiting for reconnect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7" table:number-columns-repeated="1018" table:default-cell-style-name="ce5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5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5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8" office:value-type="string" calcext:value-type="string">
            <text:p>Interface Selection</text:p>
          </table:table-cell>
          <table:table-cell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5" table:default-cell-style-name="ce48"/>
        <table:table-column table:style-name="co1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2"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In sending terminal, link to <text:s/>[YAT - Test – YAT.Domain.Terminal.yacp]</text:p>
          </table:table-cell>
          <table:table-cell/>
          <table:table-cell office:value-type="string" calcext:value-type="string">
            <text:p><text:span text:style-name="T1">Commands</text:span></text:p>
            <text:p><text:span text:style-name="T1"> &gt; Combined A = ABCD&lt;BEL&gt;&lt;BS&gt;&lt;TAB&gt;XYZ</text:span></text:p>
            <text:p><text:span text:style-name="T1"> &gt; Combined B = ABCD&lt;BEL&gt;&lt;TAB&gt;&lt;BS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office:string-value="Beep(s) (one on each terminal)&#10;(&lt;TS&gt;) ABC&lt;BEL&gt;XYZ" calcext:value-type="string">
            <text:p>Beep(s) (one on each terminal)</text:p>
            <text:p><text:span text:style-name="T2">(&lt;TS&gt;)</text:span><text:span text:style-name="T3"> </text:span><text:span text:style-name="T4">ABC</text:span><text:span text:style-name="T5">&lt;BEL&gt;</text:span><text:span text:style-name="T4"/><text:span text:style-name="T4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56" office:value-type="string" office:string-value="(&lt;TS&gt;) 41h 42h 43h &lt;BEL&gt;  58h 59h 5Ah" calcext:value-type="string">
            <text:p><text:span text:style-name="T6">(&lt;TS&gt;)</text:span><text:span text:style-name="T7"> </text:span><text:span text:style-name="T8">41h</text:span><text:span text:style-name="T9"> </text:span><text:span text:style-name="T8">42h</text:span><text:span text:style-name="T9"> </text:span><text:span text:style-name="T8">43h</text:span><text:span text:style-name="T9"> </text:span><text:span text:style-name="T10">&lt;BEL&gt;</text:span><text:span text:style-name="T11"> </text:span><text:span text:style-name="T12"/><text:span text:style-name="T13"> </text:span><text:span text:style-name="T14">58h</text:span><text:span text:style-name="T15"> </text:span><text:span text:style-name="T14">59h</text:span><text:span text:style-name="T15"> </text:span><text:span text:style-name="T14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56" office:value-type="string" office:string-value="(&lt;TS&gt;) A B C &lt;BEL&gt;  X Y Z" calcext:value-type="string">
            <text:p><text:span text:style-name="T6">(&lt;TS&gt;)</text:span><text:span text:style-name="T7"> </text:span><text:span text:style-name="T8">A</text:span><text:span text:style-name="T9"> </text:span><text:span text:style-name="T8">B</text:span><text:span text:style-name="T9"> </text:span><text:span text:style-name="T8">C</text:span><text:span text:style-name="T9"> </text:span><text:span text:style-name="T16">&lt;BEL&gt; </text:span><text:span text:style-name="T12"/><text:span text:style-name="T13"> </text:span><text:span text:style-name="T14">X</text:span><text:span text:style-name="T15"> </text:span><text:span text:style-name="T14">Y</text:span><text:span text:style-name="T15"> </text:span><text:span text:style-name="T14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56" office:value-type="string" office:string-value="(&lt;TS&gt;) ABC&lt;BEL&gt;XYZ" calcext:value-type="string">
            <text:p><text:span text:style-name="T6">(&lt;TS&gt;)</text:span><text:span text:style-name="T7"> </text:span><text:span text:style-name="T8">ABC</text:span><text:span text:style-name="T16">&lt;BEL&gt;</text:span><text:span text:style-name="T12"/><text:span text:style-name="T14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7">(&lt;TS&gt;)</text:span><text:span text:style-name="T18"> </text:span><text:span text:style-name="T19">ABCD</text:span><text:span text:style-name="T20">&lt;BEL&gt;</text:span><text:span text:style-name="T19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41h</text:span><text:span text:style-name="T15"> </text:span><text:span text:style-name="T14">42h</text:span><text:span text:style-name="T15"> </text:span><text:span text:style-name="T14">43h</text:span><text:span text:style-name="T15"> </text:span><text:span text:style-name="T14">44h</text:span><text:span text:style-name="T15"> </text:span><text:span text:style-name="T23">&lt;BEL&gt;</text:span><text:span text:style-name="T13"> </text:span><text:span text:style-name="T14">58h</text:span><text:span text:style-name="T15"> </text:span><text:span text:style-name="T14">59h</text:span><text:span text:style-name="T15"> </text:span><text:span text:style-name="T14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A</text:span><text:span text:style-name="T15"> </text:span><text:span text:style-name="T14">B</text:span><text:span text:style-name="T15"> </text:span><text:span text:style-name="T14">C</text:span><text:span text:style-name="T15"> </text:span><text:span text:style-name="T14">D</text:span><text:span text:style-name="T15"> </text:span><text:span text:style-name="T23">&lt;BEL&gt;</text:span><text:span text:style-name="T13"> </text:span><text:span text:style-name="T14">X</text:span><text:span text:style-name="T15"> </text:span><text:span text:style-name="T14">Y</text:span><text:span text:style-name="T15"> </text:span><text:span text:style-name="T14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ABCD</text:span><text:span text:style-name="T24">&lt;BEL&gt;</text:span><text:span text:style-name="T14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ABCDEF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Send backspace 8 x</text:p>
          </table:table-cell>
          <table:table-cell table:style-name="ce57" office:value-type="string" calcext:value-type="string">
            <text:p><text:span text:style-name="T25">(&lt;TS&gt;)</text:span><text:span text:style-name="T26"> </text:span><text:span text:style-name="T27">ABCDE</text:span></text:p>
            <text:p><text:span text:style-name="T25">(&lt;TS&gt;)</text:span><text:span text:style-name="T26"> </text:span><text:span text:style-name="T27">ABCD</text:span></text:p>
            <text:p><text:span text:style-name="T25">(&lt;TS&gt;)</text:span><text:span text:style-name="T26"> </text:span><text:span text:style-name="T27">ABC</text:span></text:p>
            <text:p><text:span text:style-name="T25">(&lt;TS&gt;)</text:span><text:span text:style-name="T26"> </text:span><text:span text:style-name="T27">AB</text:span></text:p>
            <text:p><text:span text:style-name="T25">(&lt;TS&gt;)</text:span><text:span text:style-name="T26"> </text:span><text:span text:style-name="T27">A</text:span></text:p>
            <text:p><text:span text:style-name="T25">(&lt;TS&gt;)</text:span><text:span text:style-name="T26"> </text:span></text:p>
            <text:p><text:span text:style-name="T25">(&lt;TS&gt;)</text:span><text:span text:style-name="T26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Send backspace 8 x</text:p>
          </table:table-cell>
          <table:table-cell table:style-name="ce57" office:value-type="string" calcext:value-type="string">
            <text:p><text:span text:style-name="T25">(&lt;TS&gt;)</text:span><text:span text:style-name="T26"> </text:span><text:span text:style-name="T27">ABCDE</text:span></text:p>
            <text:p><text:span text:style-name="T25">(&lt;TS&gt;)</text:span><text:span text:style-name="T26"> </text:span><text:span text:style-name="T27">ABCD</text:span></text:p>
            <text:p><text:span text:style-name="T25">(&lt;TS&gt;)</text:span><text:span text:style-name="T26"> </text:span><text:span text:style-name="T27">ABC</text:span></text:p>
            <text:p><text:span text:style-name="T25">(&lt;TS&gt;)</text:span><text:span text:style-name="T26"> </text:span><text:span text:style-name="T27">AB</text:span></text:p>
            <text:p><text:span text:style-name="T25">(&lt;TS&gt;)</text:span><text:span text:style-name="T26"> </text:span><text:span text:style-name="T27">A</text:span></text:p>
            <text:p><text:span text:style-name="T25">(&lt;TS&gt;)</text:span><text:span text:style-name="T26"> </text:span></text:p>
            <text:p><text:span text:style-name="T25">(&lt;TS&gt;)</text:span><text:span text:style-name="T26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58" office:value-type="string" calcext:value-type="string">
            <text:p><text:span text:style-name="T17">(&lt;TS&gt;)</text:span><text:span text:style-name="T18"> </text:span><text:span text:style-name="T19">ABCDEF</text:span><text:span text:style-name="T20">&lt;BS&gt;&lt;BS&gt;&lt;BS&gt;&lt;BS&gt;&lt;BS&gt;&lt;BS&gt;&lt;BS&gt;&lt;BS&gt;</text:span><text:span text:style-name="T19">ABCDEF</text:span><text:span text:style-name="T20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58" office:value-type="string" calcext:value-type="string">
            <text:p><text:span text:style-name="T17">(&lt;TS&gt;)</text:span><text:span text:style-name="T18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&lt;8 lines...&gt; [A] [AB] ...</text:p>
          </table:table-cell>
          <table:table-cell office:value-type="string" calcext:value-type="string">
            <text:p><text:span text:style-name="T28">A</text:span></text:p>
            <text:p><text:span text:style-name="T28">AB</text:span></text:p>
            <text:p><text:span text:style-name="T28">ABC</text:span></text:p>
            <text:p><text:span text:style-name="T28">ABCD</text:span></text:p>
            <text:p><text:span text:style-name="T28">ABCD</text:span></text:p>
            <text:p><text:span text:style-name="T28">E</text:span></text:p>
            <text:p><text:span text:style-name="T28">ABCD</text:span></text:p>
            <text:p><text:span text:style-name="T28">EF</text:span></text:p>
            <text:p><text:span text:style-name="T28">ABCD</text:span></text:p>
            <text:p><text:span text:style-name="T28">EFG</text:span></text:p>
            <text:p><text:span text:style-name="T28">ABCD</text:span></text:p>
            <text:p><text:span text:style-name="T28">EFGH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8">A</text:span><text:span text:style-name="T29"> </text:span><text:span text:style-name="T30">(1)</text:span></text:p>
            <text:p><text:span text:style-name="T28">AB</text:span><text:span text:style-name="T29"> </text:span><text:span text:style-name="T30">(2)</text:span></text:p>
            <text:p><text:span text:style-name="T28">ABC</text:span><text:span text:style-name="T29"> </text:span><text:span text:style-name="T30">(3)</text:span></text:p>
            <text:p><text:span text:style-name="T28">ABCD</text:span><text:span text:style-name="T29"> </text:span><text:span text:style-name="T30">(4)</text:span></text:p>
            <text:p><text:span text:style-name="T28">ABCD</text:span><text:span text:style-name="T29"> </text:span><text:span text:style-name="T30">(4)</text:span></text:p>
            <text:p><text:span text:style-name="T28">E</text:span><text:span text:style-name="T29"> </text:span><text:span text:style-name="T30">(1)</text:span></text:p>
            <text:p><text:span text:style-name="T28">ABCD</text:span><text:span text:style-name="T29"> </text:span><text:span text:style-name="T30">(4)</text:span></text:p>
            <text:p><text:span text:style-name="T28">EF</text:span><text:span text:style-name="T29"> </text:span><text:span text:style-name="T30">(2)</text:span></text:p>
            <text:p><text:span text:style-name="T28">ABCD</text:span><text:span text:style-name="T29"> </text:span><text:span text:style-name="T30">(4)</text:span></text:p>
            <text:p><text:span text:style-name="T28">EFG</text:span><text:span text:style-name="T29"> </text:span><text:span text:style-name="T30">(3)</text:span></text:p>
            <text:p><text:span text:style-name="T28">ABCD</text:span><text:span text:style-name="T29"> </text:span><text:span text:style-name="T30">(4)</text:span></text:p>
            <text:p><text:span text:style-name="T28">EFGH</text:span><text:span text:style-name="T29"> </text:span><text:span text:style-name="T30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8">A</text:span><text:span text:style-name="T31">&lt;CR&gt;&lt;LF&gt;</text:span><text:span text:style-name="T32"> </text:span><text:span text:style-name="T30">(3)</text:span></text:p>
            <text:p><text:span text:style-name="T28">AB</text:span><text:span text:style-name="T31">&lt;CR&gt;&lt;LF&gt;</text:span><text:span text:style-name="T32"> </text:span><text:span text:style-name="T30">(4)</text:span></text:p>
            <text:p><text:span text:style-name="T28">ABC</text:span><text:span text:style-name="T31">&lt;CR&gt;</text:span><text:span text:style-name="T32"> </text:span><text:span text:style-name="T30">(4)</text:span></text:p>
            <text:p><text:span text:style-name="T33">&lt;LF&gt;</text:span><text:span text:style-name="T34"> </text:span><text:span text:style-name="T35">(1)</text:span></text:p>
            <text:p><text:span text:style-name="T28">ABCD</text:span><text:span text:style-name="T29"> </text:span><text:span text:style-name="T30">(4)</text:span></text:p>
            <text:p><text:span text:style-name="T33">&lt;CR&gt;&lt;LF&gt;</text:span><text:span text:style-name="T34"> </text:span><text:span text:style-name="T35">(2)</text:span></text:p>
            <text:p><text:span text:style-name="T28">ABCD</text:span><text:span text:style-name="T29"> </text:span><text:span text:style-name="T30">(4)</text:span></text:p>
            <text:p><text:span text:style-name="T28">E</text:span><text:span text:style-name="T31">&lt;CR&gt;&lt;LF&gt;</text:span><text:span text:style-name="T32"> </text:span><text:span text:style-name="T30">(3)</text:span></text:p>
            <text:p><text:span text:style-name="T28">ABCD</text:span><text:span text:style-name="T29"> </text:span><text:span text:style-name="T30">(4)</text:span></text:p>
            <text:p><text:span text:style-name="T28">EF</text:span><text:span text:style-name="T31">&lt;CR&gt;&lt;LF&gt;</text:span><text:span text:style-name="T32"> </text:span><text:span text:style-name="T30">(4)</text:span></text:p>
            <text:p><text:span text:style-name="T28">ABCD</text:span><text:span text:style-name="T29"> </text:span><text:span text:style-name="T30">(4)</text:span></text:p>
            <text:p><text:span text:style-name="T28">EFG</text:span><text:span text:style-name="T31">&lt;CR&gt;</text:span><text:span text:style-name="T32"> </text:span><text:span text:style-name="T30">(4)</text:span></text:p>
            <text:p><text:span text:style-name="T33">&lt;LF&gt;</text:span><text:span text:style-name="T34"> </text:span><text:span text:style-name="T35">(1)</text:span></text:p>
            <text:p><text:span text:style-name="T28">ABCD</text:span><text:span text:style-name="T29"> </text:span><text:span text:style-name="T30">(4)</text:span></text:p>
            <text:p><text:span text:style-name="T28">EFGH</text:span><text:span text:style-name="T29"> </text:span><text:span text:style-name="T30">(4)</text:span></text:p>
            <text:p><text:span text:style-name="T33">&lt;CR&gt;&lt;LF&gt;</text:span><text:span text:style-name="T34"> </text:span><text:span text:style-name="T35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5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59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59" office:value-type="string" calcext:value-type="string">
            <text:p><text:span text:style-name="T28">A</text:span><text:span text:style-name="T29"> </text:span><text:span text:style-name="T30">(1)</text:span></text:p>
            <text:p><text:span text:style-name="T28">AB</text:span><text:span text:style-name="T29"> </text:span><text:span text:style-name="T30">(2)</text:span></text:p>
            <text:p><text:span text:style-name="T28">ABC</text:span><text:span text:style-name="T29"> </text:span><text:span text:style-name="T30">(3)</text:span>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59" office:value-type="string" calcext:value-type="string">
            <text:p><text:span text:style-name="T28">A</text:span><text:span text:style-name="T31">&lt;CR&gt;&lt;LF&gt;</text:span><text:span text:style-name="T32"> </text:span><text:span text:style-name="T30">(3)</text:span></text:p>
            <text:p><text:span text:style-name="T28">AB</text:span><text:span text:style-name="T29"> </text:span><text:span text:style-name="T30">(2)</text:span></text:p>
            <text:p><text:span text:style-name="T28">ABC</text:span><text:span text:style-name="T31">&lt;CR&gt;&lt;LF&gt;</text:span><text:span text:style-name="T32"> </text:span><text:span text:style-name="T30">(5)</text:span>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59" office:value-type="string" calcext:value-type="string">
            <text:p><text:span text:style-name="T28">A</text:span><text:span text:style-name="T31">&lt;CR&gt;&lt;LF&gt;</text:span><text:span text:style-name="T32"> </text:span><text:span text:style-name="T30">(3)</text:span></text:p>
            <text:p><text:span text:style-name="T28">AB</text:span><text:span text:style-name="T29"> </text:span><text:span text:style-name="T30">(2)</text:span></text:p>
            <text:p><text:span text:style-name="T28">ABC</text:span><text:span text:style-name="T31">&lt;CR&gt;&lt;LF&gt;</text:span><text:span text:style-name="T32"> </text:span><text:span text:style-name="T30">(5)</text:span></text:p>
            <text:p><text:span text:style-name="T28">ABCD</text:span><text:span text:style-name="T29"> </text:span><text:span text:style-name="T30">(4)</text:span></text:p>
          </table:table-cell>
          <table:table-cell office:value-type="string" calcext:value-type="string">
            <text:p/>
            <text:p/>
            <text:p><text:span text:style-name="T42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59" office:value-type="string" calcext:value-type="string">
            <text:p><text:span text:style-name="T36">@</text:span><text:span text:style-name="T37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59" office:value-type="string" calcext:value-type="string">
            <text:p><text:span text:style-name="T36">@</text:span><text:span text:style-name="T37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0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0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1" office:value-type="string" calcext:value-type="string">
            <text:p><text:span text:style-name="T28">\h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1" office:value-type="string" calcext:value-type="string">
            <text:p><text:span text:style-name="T28">\h(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2" office:value-type="string" calcext:value-type="string">
            <text:p><text:span text:style-name="T28">\h(4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2" office:value-type="string" calcext:value-type="string">
            <text:p><text:span text:style-name="T28">\h(40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62" office:value-type="string" calcext:value-type="string">
            <text:p><text:span text:style-name="T28">\h(40)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Enable [Use Explicit Default Radix]</text:p>
          </table:table-cell>
          <table:table-cell table:style-name="ce59"/>
          <table:table-cell table:number-columns-repeated="1019"/>
        </table:table-row>
        <table:table-row table:style-name="ro3">
          <table:table-cell table:number-columns-repeated="3"/>
          <table:table-cell table:style-name="ce55" office:value-type="string" calcext:value-type="string">
            <text:p>In sending terminal, enable [Escapes on [SendText]] again</text:p>
          </table:table-cell>
          <table:table-cell table:style-name="ce59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5" office:value-type="string" calcext:value-type="string">
            <text:p>Repeat the above sequence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In sending terminal, change default radix to [Hex]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Repeat the above sequence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/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8" office:value-type="string" calcext:value-type="string">
            <text:p><text:span text:style-name="T38">(&lt;TS&gt;)</text:span><text:span text:style-name="T39"> </text:span><text:span text:style-name="T40">(&lt;&lt;)</text:span><text:span text:style-name="T39"> </text:span><text:span text:style-name="T41">A</text:span><text:span text:style-name="T29"> </text:span><text:span text:style-name="T30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</table:table-cell>
          <table:table-cell table:style-name="ce18" office:value-type="string" calcext:value-type="string">
            <text:p><text:span text:style-name="T83">(&lt;TS&gt;)</text:span><text:span text:style-name="T39"> </text:span><text:span text:style-name="T40">(&gt;&gt;)</text:span><text:span text:style-name="T39"> </text:span><text:span text:style-name="T84">A</text:span><text:span text:style-name="T85"> </text:span><text:span text:style-name="T86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46"> </text:span><text:span text:style-name="T47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 </text:span><text:span text:style-name="T49">&lt;NUL&gt;</text:span></text:p>
            <text:p><text:span text:style-name="T50">No length yet !!</text:span></text:p>
            <text:p><text:span text:style-name="T50">...because line is not complete yet.</text:span>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gt;&gt;)</text:span><text:span text:style-name="T43"> </text:span><text:span text:style-name="T45">A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  <text:p><text:span text:style-name="T63">(&lt;TS&gt;</text:span><text:span text:style-name="T87">)</text:span><text:span text:style-name="T88"> </text:span><text:span text:style-name="T89">(&gt;&gt;)</text:span><text:span text:style-name="T90"> </text:span></text:p>
            <text:p><text:span text:style-name="T50">No length yet !!</text:span></text:p>
            <text:p><text:span text:style-name="T50">...because line is not complete yet.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46"> </text:span><text:span text:style-name="T47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22">  </text:span><text:span text:style-name="T55">(0)</text:span></text:p>
          </table:table-cell>
          <table:table-cell table:style-name="ce52" office:value-type="string" calcext:value-type="string">
            <text:p><text:span text:style-name="T42">(&lt;TS&gt;)</text:span><text:span text:style-name="T43"> </text:span><text:span text:style-name="T44">(&gt;&gt;)</text:span><text:span text:style-name="T43"> </text:span><text:span text:style-name="T45">A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  <text:p><text:span text:style-name="T63">(&lt;TS&gt;)</text:span><text:span text:style-name="T64"> </text:span><text:span text:style-name="T47">(&lt;&lt;)</text:span><text:span text:style-name="T64">  </text:span><text:span text:style-name="T47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46"> </text:span><text:span text:style-name="T47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6">  </text:span><text:span text:style-name="T57">(0)</text:span></text:p>
            <text:p><text:span text:style-name="T42">(&lt;TS&gt;</text:span><text:span text:style-name="T52">)</text:span><text:span text:style-name="T53"> </text:span><text:span text:style-name="T54">(&lt;&lt;)</text:span><text:span text:style-name="T22">  </text:span><text:span text:style-name="T55">(0)</text:span></text:p>
          </table:table-cell>
          <table:table-cell table:style-name="ce52" office:value-type="string" calcext:value-type="string">
            <text:p><text:span text:style-name="T42">(&lt;TS&gt;)</text:span><text:span text:style-name="T43"> </text:span><text:span text:style-name="T44">(&gt;&gt;)</text:span><text:span text:style-name="T43"> </text:span><text:span text:style-name="T45">A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  <text:p><text:span text:style-name="T63">(&lt;TS&gt;)</text:span><text:span text:style-name="T64"> </text:span><text:span text:style-name="T47">(&lt;&lt;)</text:span><text:span text:style-name="T64">  </text:span><text:span text:style-name="T47">(0)</text:span></text:p>
            <text:p><text:span text:style-name="T42">(&lt;TS&gt;)</text:span><text:span text:style-name="T43"> </text:span><text:span text:style-name="T44">(&gt;&gt;)</text:span><text:span text:style-name="T43">  </text:span><text:span text:style-name="T4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46"> </text:span><text:span text:style-name="T47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8">  </text:span><text:span text:style-name="T57">(0)</text:span></text:p>
            <text:p><text:span text:style-name="T42">(&lt;TS&gt;</text:span><text:span text:style-name="T52">)</text:span><text:span text:style-name="T53"> </text:span><text:span text:style-name="T54">(&lt;&lt;)</text:span><text:span text:style-name="T59">  </text:span><text:span text:style-name="T60">(0)</text:span></text:p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19">OK</text:span><text:span text:style-name="T29"> </text:span><text:span text:style-name="T30">(2)</text:span></text:p>
          </table:table-cell>
          <table:table-cell table:style-name="ce52" office:value-type="string" calcext:value-type="string">
            <text:p><text:span text:style-name="T42">(&lt;TS&gt;)</text:span><text:span text:style-name="T43"> </text:span><text:span text:style-name="T44">(&gt;&gt;)</text:span><text:span text:style-name="T43"> </text:span><text:span text:style-name="T45">A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 </text:span><text:span text:style-name="T44">(0)</text:span></text:p>
            <text:p><text:span text:style-name="T42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OK</text:span><text:span text:style-name="T46"> </text:span><text:span text:style-name="T4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63">(&lt;TS&gt;)</text:span><text:span text:style-name="T64"> </text:span><text:span text:style-name="T47">(&lt;&lt;) </text:span><text:span text:style-name="T49">&lt;NUL&gt;</text:span></text:p>
          </table:table-cell>
          <table:table-cell table:style-name="ce21" office:value-type="string" calcext:value-type="string">
            <text:p><text:span text:style-name="T63">(&lt;TS&gt;</text:span><text:span text:style-name="T87">)</text:span><text:span text:style-name="T88"> </text:span><text:span text:style-name="T89">(&gt;&gt;)</text:span><text:span text:style-name="T90"> </text:span>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63">(&lt;TS&gt;)</text:span><text:span text:style-name="T64"> </text:span><text:span text:style-name="T47">(&lt;&lt;)</text:span><text:span text:style-name="T64"> </text:span><text:span text:style-name="T65">&lt;NUL&gt;</text:span><text:span text:style-name="T64"> </text:span><text:span text:style-name="T47">(1)</text:span></text:p>
            <text:p><text:span text:style-name="T42">(&lt;TS&gt;</text:span><text:span text:style-name="T52">)</text:span><text:span text:style-name="T53"> </text:span><text:span text:style-name="T54">(&gt;&g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91">(&lt;TS&gt;)</text:span><text:span text:style-name="T92"> </text:span><text:span text:style-name="T93">(&lt;&lt;)</text:span><text:span text:style-name="T92">  </text:span><text:span text:style-name="T93">(0)</text:span>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20" office:value-type="string" calcext:value-type="string">
            <text:p><text:span text:style-name="T63">(&lt;TS&gt;)</text:span><text:span text:style-name="T64"> </text:span><text:span text:style-name="T47">(&lt;&lt;)</text:span><text:span text:style-name="T64"> </text:span><text:span text:style-name="T65">&lt;NUL&gt;</text:span><text:span text:style-name="T64"> </text:span><text:span text:style-name="T47">(1)</text:span></text:p>
            <text:p><text:span text:style-name="T42">(&lt;TS&gt;</text:span><text:span text:style-name="T52">)</text:span><text:span text:style-name="T53"> </text:span><text:span text:style-name="T54">(&gt;&gt;)</text:span><text:span text:style-name="T22">  </text:span><text:span text:style-name="T55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&lt;NUL&gt;</text:span></text:p>
          </table:table-cell>
          <table:table-cell table:style-name="ce22" office:value-type="string" calcext:value-type="string">
            <text:p><text:span text:style-name="T91">(&lt;TS&gt;)</text:span><text:span text:style-name="T92"> </text:span><text:span text:style-name="T93">(&lt;&lt;)</text:span><text:span text:style-name="T92">  </text:span><text:span text:style-name="T93">(0)</text:span></text:p>
            <text:p><text:span text:style-name="T94">(&lt;TS&gt;)</text:span><text:span text:style-name="T43"> </text:span><text:span text:style-name="T44">(&gt;&gt;)</text:span><text:span text:style-name="T43"> </text:span></text:p>
          </table:table-cell>
          <table:table-cell table:number-columns-repeated="1018"/>
        </table:table-row>
        <table:table-row table:style-name="ro2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9">  </text:span><text:span text:style-name="T60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&lt;NUL&gt;</text:span><text:span text:style-name="T43"> </text:span><text:span text:style-name="T44">(2)</text:span></text:p>
            <text:p><text:span text:style-name="T42">(&lt;TS&gt;</text:span><text:span text:style-name="T52">)</text:span><text:span text:style-name="T53"> </text:span><text:span text:style-name="T54">(&gt;&g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95">(&lt;TS&gt;)</text:span><text:span text:style-name="T96"> </text:span><text:span text:style-name="T97">(&lt;&lt;)</text:span><text:span text:style-name="T96">  </text:span><text:span text:style-name="T97">(0)</text:span></text:p>
            <text:p><text:span text:style-name="T91">(&lt;TS&gt;)</text:span><text:span text:style-name="T92"> </text:span><text:span text:style-name="T93">(&lt;&lt;)</text:span><text:span text:style-name="T92">  </text:span><text:span text:style-name="T93">(0)</text:span></text:p>
          </table:table-cell>
          <table:table-cell table:number-columns-repeated="1018"/>
        </table:table-row>
        <table:table-row table:style-name="ro2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8">  </text:span><text:span text:style-name="T57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&lt;NUL&gt;</text:span><text:span text:style-name="T43"> </text:span><text:span text:style-name="T44">(2)</text:span></text:p>
            <text:p><text:span text:style-name="T42">(&lt;TS&gt;</text:span><text:span text:style-name="T52">)</text:span><text:span text:style-name="T53"> </text:span><text:span text:style-name="T54">(&gt;&gt;)</text:span><text:span text:style-name="T59">  </text:span><text:span text:style-name="T60">(0)</text:span></text:p>
            <text:p><text:span text:style-name="T42">(&lt;TS&gt;</text:span><text:span text:style-name="T52">)</text:span><text:span text:style-name="T53"> </text:span><text:span text:style-name="T54">(&lt;&l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95">(&lt;TS&gt;)</text:span><text:span text:style-name="T96"> </text:span><text:span text:style-name="T97">(&lt;&lt;)</text:span><text:span text:style-name="T96">  </text:span><text:span text:style-name="T97">(0)</text:span></text:p>
            <text:p><text:span text:style-name="T95">(&lt;TS&gt;)</text:span><text:span text:style-name="T96"> </text:span><text:span text:style-name="T97">(&lt;&lt;)</text:span><text:span text:style-name="T96">  </text:span><text:span text:style-name="T97">(0)</text:span></text:p>
            <text:p><text:span text:style-name="T95">(&lt;TS&gt;)</text:span><text:span text:style-name="T96"> </text:span><text:span text:style-name="T97">(&gt;&gt;)</text:span><text:span text:style-name="T96">  </text:span><text:span text:style-name="T97">(0)</text:span>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8">  </text:span><text:span text:style-name="T57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&lt;NUL&gt;</text:span><text:span text:style-name="T43"> </text:span><text:span text:style-name="T44">(2)</text:span></text:p>
            <text:p><text:span text:style-name="T42">(&lt;TS&gt;</text:span><text:span text:style-name="T52">)</text:span><text:span text:style-name="T53"> </text:span><text:span text:style-name="T54">(&gt;&gt;)</text:span><text:span text:style-name="T58">  </text:span><text:span text:style-name="T57">(0)</text:span></text:p>
            <text:p><text:span text:style-name="T42">(&lt;TS&gt;</text:span><text:span text:style-name="T52">)</text:span><text:span text:style-name="T53"> </text:span><text:span text:style-name="T54">(&lt;&lt;)</text:span><text:span text:style-name="T59">  </text:span><text:span text:style-name="T60">(0)</text:span></text:p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19">OK</text:span><text:span text:style-name="T29"> </text:span><text:span text:style-name="T30">(2)</text:span></text:p>
          </table:table-cell>
          <table:table-cell table:style-name="ce52" office:value-type="string" calcext:value-type="string">
            <text:p><text:span text:style-name="T42">(&lt;TS&gt;)</text:span><text:span text:style-name="T43"> </text:span><text:span text:style-name="T44">(&lt;&l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 </text:span><text:span text:style-name="T44">(0)</text:span></text:p>
            <text:p><text:span text:style-name="T42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OK</text:span><text:span text:style-name="T46"> </text:span><text:span text:style-name="T4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19" office:value-type="string" calcext:value-type="string">
            <text:p><text:span text:style-name="T63">(&lt;TS&gt;)</text:span><text:span text:style-name="T64"> </text:span><text:span text:style-name="T47">(&lt;&lt;) </text:span></text:p>
          </table:table-cell>
          <table:table-cell table:style-name="ce21" office:value-type="string" calcext:value-type="string">
            <text:p><text:span text:style-name="T63">(&lt;TS&gt;</text:span><text:span text:style-name="T87">)</text:span><text:span text:style-name="T88"> </text:span><text:span text:style-name="T89">(&gt;&gt;)</text:span><text:span text:style-name="T90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91">(&lt;TS&gt;)</text:span><text:span text:style-name="T92"> </text:span><text:span text:style-name="T93">(&lt;&lt;)</text:span><text:span text:style-name="T92">  </text:span><text:span text:style-name="T93">(0)</text:span>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  <text:p><text:span text:style-name="T42">(&lt;TS&gt;)</text:span><text:span text:style-name="T43"> </text:span><text:span text:style-name="T44">(&lt;&lt;)</text:span><text:span text:style-name="T69">  </text:span><text:span text:style-name="T70">(0)</text:span></text:p>
          </table:table-cell>
          <table:table-cell table:style-name="ce22" office:value-type="string" calcext:value-type="string">
            <text:p><text:span text:style-name="T91">(&lt;TS&gt;)</text:span><text:span text:style-name="T92"> </text:span><text:span text:style-name="T93">(&lt;&lt;)</text:span><text:span text:style-name="T92">  </text:span><text:span text:style-name="T93">(0)</text:span></text:p>
            <text:p><text:span text:style-name="T94">(&lt;TS&gt;)</text:span><text:span text:style-name="T43"> </text:span><text:span text:style-name="T44">(&gt;&gt;)</text:span><text:span text:style-name="T43">  </text:span><text:span text:style-name="T44">(0)</text:span>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  <text:p><text:span text:style-name="T42">(&lt;TS&gt;)</text:span><text:span text:style-name="T43"> </text:span><text:span text:style-name="T44">(&lt;&lt;)</text:span><text:span text:style-name="T69">  </text:span><text:span text:style-name="T70">(0)</text:span></text:p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71">OK</text:span><text:span text:style-name="T72"> </text:span><text:span text:style-name="T73">(2)</text:span></text:p>
          </table:table-cell>
          <table:table-cell table:style-name="ce22" office:value-type="string" calcext:value-type="string">
            <text:p><text:span text:style-name="T91">(&lt;TS&gt;)</text:span><text:span text:style-name="T92"> </text:span><text:span text:style-name="T93">(&lt;&lt;)</text:span><text:span text:style-name="T92">  </text:span><text:span text:style-name="T93">(0)</text:span></text:p>
            <text:p><text:span text:style-name="T94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OK</text:span><text:span text:style-name="T46"> </text:span><text:span text:style-name="T4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/text:p>
          </table:table-cell>
          <table:table-cell table:style-name="ce21" office:value-type="string" calcext:value-type="string"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8">A</text:span>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74"> </text:span><text:span text:style-name="T75">(1)</text:span></text:p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8">A</text:span><text:span text:style-name="T99"> </text:span><text:span text:style-name="T100">(1)</text:span></text:p>
            <text:p><text:span text:style-name="T91">(&lt;TS&gt;)</text:span><text:span text:style-name="T92"> </text:span><text:span text:style-name="T93">(&lt;&lt;)</text:span><text:span text:style-name="T92">  </text:span><text:span text:style-name="T93">(0)</text:span></text:p>
          </table:table-cell>
          <table:table-cell table:number-columns-repeated="1018"/>
        </table:table-row>
        <table:table-row table:style-name="ro2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74"> </text:span><text:span text:style-name="T75">(1)</text:span></text:p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  <text:p><text:span text:style-name="T42">(&lt;TS&gt;</text:span><text:span text:style-name="T52">)</text:span><text:span text:style-name="T53"> </text:span><text:span text:style-name="T54">(&lt;&lt;)</text:span><text:span text:style-name="T59">  </text:span><text:span text:style-name="T60">(0)</text:span></text:p>
            <text:p><text:span text:style-name="T50">A on already completed line cannot be removed.</text:span></text:p>
            <text:p><text:span text:style-name="T50">This fact/limitation is more than good enough.</text:span></text:p>
            <text:p><text:span text:style-name="T50">Note that unidir Tx/Rx monitor removes A.</text:span></text:p>
          </table:table-cell>
          <table:table-cell table:style-name="ce22" office:value-type="string" calcext:value-type="string"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8">A</text:span><text:span text:style-name="T99"> </text:span><text:span text:style-name="T100">(1)</text:span></text:p>
            <text:p><text:span text:style-name="T95">(&lt;TS&gt;)</text:span><text:span text:style-name="T96"> </text:span><text:span text:style-name="T97">(&lt;&lt;)</text:span><text:span text:style-name="T96">  </text:span><text:span text:style-name="T97">(0)</text:span></text:p>
            <text:p><text:span text:style-name="T94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50">A on already completed line cannot be removed.</text:span></text:p>
            <text:p><text:span text:style-name="T50">This fact/limitation is more than good enough.</text:span></text:p>
            <text:p><text:span text:style-name="T50">Note that unidir Tx/Rx monitor removes A.</text:span></text:p>
          </table:table-cell>
          <table:table-cell table:number-columns-repeated="1018"/>
        </table:table-row>
        <table:table-row table:style-name="ro2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76"> </text:span><text:span text:style-name="T75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9">  </text:span><text:span text:style-name="T60">(0)</text:span></text:p>
            <text:p><text:span text:style-name="T42">(&lt;TS&gt;</text:span><text:span text:style-name="T52">)</text:span><text:span text:style-name="T53"> </text:span><text:span text:style-name="T54">(&lt;&lt;)</text:span><text:span text:style-name="T58">  </text:span><text:span text:style-name="T57">(0)</text:span></text:p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71">OK</text:span><text:span text:style-name="T72"> </text:span><text:span text:style-name="T73">(2)</text:span></text:p>
          </table:table-cell>
          <table:table-cell table:style-name="ce22" office:value-type="string" calcext:value-type="string"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8">A</text:span><text:span text:style-name="T99"> </text:span><text:span text:style-name="T100">(1)</text:span></text:p>
            <text:p><text:span text:style-name="T94">(&lt;TS&gt;)</text:span><text:span text:style-name="T43"> </text:span><text:span text:style-name="T44">(&lt;&lt;)</text:span><text:span text:style-name="T43">  </text:span><text:span text:style-name="T44">(0)</text:span></text:p>
            <text:p><text:span text:style-name="T42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OK</text:span><text:span text:style-name="T46"> </text:span><text:span text:style-name="T4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/text:p>
          </table:table-cell>
          <table:table-cell table:style-name="ce21" office:value-type="string" calcext:value-type="string"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8">A</text:span></text:p>
          </table:table-cell>
          <table:table-cell table:number-columns-repeated="1018"/>
        </table:table-row>
        <table:table-row table:style-name="ro2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74"> </text:span><text:span text:style-name="T75">(1)</text:span></text:p>
            <text:p><text:span text:style-name="T47">(&lt;TS&gt;</text:span><text:span text:style-name="T66">)</text:span><text:span text:style-name="T67"> </text:span><text:span text:style-name="T68">(&gt;&gt;)</text:span><text:span text:style-name="T77"> </text:span><text:span text:style-name="T78">B</text:span></text:p>
          </table:table-cell>
          <table:table-cell table:style-name="ce22" office:value-type="string" calcext:value-type="string">
            <text:p><text:span text:style-name="T42">(&lt;TS&gt;</text:span><text:span text:style-name="T52">)</text:span><text:span text:style-name="T56"> </text:span><text:span text:style-name="T61">(&lt;&gt;)</text:span><text:span text:style-name="T62"> </text:span><text:span text:style-name="T98">A</text:span><text:span text:style-name="T101">B</text:span></text:p>
            <text:p><text:span text:style-name="T50">Direction must be replaced !!</text:span>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74"> </text:span><text:span text:style-name="T75">(1)</text:span></text:p>
            <text:p><text:span text:style-name="T47">(&lt;TS&gt;</text:span><text:span text:style-name="T66">)</text:span><text:span text:style-name="T67"> </text:span><text:span text:style-name="T68">(&gt;&gt;)</text:span><text:span text:style-name="T77"> </text:span><text:span text:style-name="T78">B</text:span><text:span text:style-name="T79"> </text:span><text:span text:style-name="T80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A</text:span></text:p>
          </table:table-cell>
          <table:table-cell table:style-name="ce22" office:value-type="string" calcext:value-type="string">
            <text:p><text:span text:style-name="T42">(&lt;TS&gt;</text:span><text:span text:style-name="T52">)</text:span><text:span text:style-name="T56"> </text:span><text:span text:style-name="T61">(&lt;&gt;)</text:span><text:span text:style-name="T62"> </text:span><text:span text:style-name="T98">A</text:span><text:span text:style-name="T101">B</text:span><text:span text:style-name="T102">A</text:span></text:p>
          </table:table-cell>
          <table:table-cell table:number-columns-repeated="1018"/>
        </table:table-row>
        <table:table-row table:style-name="ro2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74"> </text:span><text:span text:style-name="T75">(1)</text:span></text:p>
            <text:p><text:span text:style-name="T47">(&lt;TS&gt;</text:span><text:span text:style-name="T66">)</text:span><text:span text:style-name="T67"> </text:span><text:span text:style-name="T68">(&gt;&gt;)</text:span><text:span text:style-name="T77"> </text:span><text:span text:style-name="T78">B</text:span><text:span text:style-name="T79"> </text:span><text:span text:style-name="T80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81"> </text:span><text:span text:style-name="T82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8"> </text:span><text:span text:style-name="T78">B</text:span><text:span text:style-name="T79"> </text:span><text:span text:style-name="T80">(1)</text:span></text:p>
          </table:table-cell>
          <table:table-cell table:style-name="ce22" office:value-type="string" calcext:value-type="string">
            <text:p><text:span text:style-name="T42">(&lt;TS&gt;</text:span><text:span text:style-name="T52">)</text:span><text:span text:style-name="T56"> </text:span><text:span text:style-name="T61">(&lt;&gt;)</text:span><text:span text:style-name="T62"> </text:span><text:span text:style-name="T98">A</text:span><text:span text:style-name="T101">B</text:span><text:span text:style-name="T102">A</text:span><text:span text:style-name="T101">B</text:span><text:span text:style-name="T81"> </text:span><text:span text:style-name="T82">(4)</text:span></text:p>
          </table:table-cell>
          <table:table-cell table:number-columns-repeated="1018"/>
        </table:table-row>
        <table:table-row table:style-name="ro26">
          <table:table-cell table:number-columns-repeated="5"/>
          <table:table-cell office:value-type="string" calcext:value-type="string">
            <text:p>Unidir Tx/Rx panels must show...</text:p>
            <text:p><text:span text:style-name="T42">(&lt;TS&gt;</text:span><text:span text:style-name="T52">)</text:span><text:span text:style-name="T56"> </text:span><text:span text:style-name="T61">(&lt;&lt;)</text:span><text:span text:style-name="T62"> </text:span><text:span text:style-name="T103">BB</text:span><text:span text:style-name="T76"> </text:span><text:span text:style-name="T75">(2)</text:span></text:p>
            <text:p>...and:</text:p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8">A</text:span><text:span text:style-name="T102">A</text:span></text:p>
            <text:p><text:span text:style-name="T104">Rx has not received EOL yet !!</text:span></text:p>
          </table:table-cell>
          <table:table-cell table:number-columns-repeated="1018"/>
        </table:table-row>
        <table:table-row table:style-name="ro1" table:number-rows-repeated="65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48"/>
        <table:table-column table:style-name="co22" table:default-cell-style-name="ce48"/>
        <table:table-column table:style-name="co23" table:default-cell-style-name="ce48"/>
        <table:table-column table:style-name="co24" table:default-cell-style-name="ce48"/>
        <table:table-column table:style-name="co25" table:default-cell-style-name="ce48"/>
        <table:table-column table:style-name="co2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48"/>
        <table:table-column table:style-name="co27" table:default-cell-style-name="ce48"/>
        <table:table-column table:style-name="co28" table:default-cell-style-name="ce48"/>
        <table:table-column table:style-name="co24" table:default-cell-style-name="ce48"/>
        <table:table-column table:style-name="co25" table:default-cell-style-name="ce48"/>
        <table:table-column table:style-name="co29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"ABC"</text:p>
            <text:p>Note that [Send Text] doesn't make much sens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123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trigger from other terminal</text:p>
            <text:p>"ABC"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21">(&gt;&gt;)</text:span><text:span text:style-name="T22"> </text:span><text:span text:style-name="T14">123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21">(&gt;&gt;)</text:span><text:span text:style-name="T22"> </text:span><text:span text:style-name="T14">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<text:span text:style-name="T17">(&gt;&gt;)</text:span><text:span text:style-name="T18"> </text:span><text:span text:style-name="T19">ABC</text:span></text:p>
            <text:p><text:span text:style-name="T105">(&gt;&gt;)</text:span><text:span text:style-name="T34"> </text:span><text:span text:style-name="T19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123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received, i.e. released</text:p>
          </table:table-cell>
          <table:table-cell table:style-name="ce56" office:value-type="string" calcext:value-type="string">
            <text:p><text:span text:style-name="T21">(&gt;&gt;)</text:span><text:span text:style-name="T22"> </text:span><text:span text:style-name="T14">123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"ABC\!(EOL)xyz" this does not apply =&gt; 3 chunks</text:span></text:p>
          </table:table-cell>
          <table:table-cell table:style-name="ce56" office:value-type="string" calcext:value-type="string">
            <text:p><text:span text:style-name="T21">(&gt;&gt;)</text:span><text:span text:style-name="T22"> </text:span><text:span text:style-name="T14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48"/>
        <table:table-column table:style-name="co30" table:default-cell-style-name="ce48"/>
        <table:table-column table:style-name="co7" table:default-cell-style-name="ce48"/>
        <table:table-column table:style-name="co31" table:default-cell-style-name="ce48"/>
        <table:table-column table:style-name="co32" table:default-cell-style-name="ce48"/>
        <table:table-column table:style-name="co33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65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48"/>
        <table:table-column table:style-name="co34" table:default-cell-style-name="ce48"/>
        <table:table-column table:style-name="co7" table:default-cell-style-name="ce48"/>
        <table:table-column table:style-name="co35" table:default-cell-style-name="ce48"/>
        <table:table-column table:style-name="co36" table:default-cell-style-name="ce48"/>
        <table:table-column table:style-name="co3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48"/>
        <table:table-column table:style-name="co38" table:default-cell-style-name="ce48"/>
        <table:table-column table:style-name="co39" table:default-cell-style-name="ce48"/>
        <table:table-column table:style-name="co40" table:default-cell-style-name="ce48"/>
        <table:table-column table:style-name="co41" table:default-cell-style-name="ce48"/>
        <table:table-column table:style-name="co42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No control characters in drop-down</text:p>
          </table:table-cell>
          <table:table-cell table:style-name="ce5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one of the recents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hange that recent</text:p>
          </table:table-cell>
          <table:table-cell table:style-name="ce5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1"/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Just selected recent still there</text:p>
            <text:p>New recent added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5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5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5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Send "\!-SendFiles\Stress-7-EnormousLine.txt"</text:p>
          </table:table-cell>
          <table:table-cell table:style-name="ce5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lear the monitor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table:style-name="ce5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46">   </text:span><text:span text:style-name="T47"> </text:span><text:span text:style-name="T10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107">&lt;CR&gt;</text:span><text:span text:style-name="T10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7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107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05">(&lt;&lt;)</text:span><text:span text:style-name="T34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46">   </text:span><text:span text:style-name="T47"> </text:span><text:span text:style-name="T106">    in receiving terminal</text:span>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10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106">    in receiving terminal</text:span></text:p>
            <text:p><text:span text:style-name="T105">(&lt;&lt;)</text:span><text:span text:style-name="T34"> </text:span><text:span text:style-name="T41">X</text:span><text:span text:style-name="T108">&lt;CR&gt;&lt;LF&gt;</text:span><text:span text:style-name="T32"> </text:span><text:span text:style-name="T30">(3)</text:span>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10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106">    in receiving terminal</text:span></text:p>
            <text:p><text:span text:style-name="T105">(&lt;&lt;)</text:span><text:span text:style-name="T34"> </text:span><text:span text:style-name="T41">X</text:span><text:span text:style-name="T108">&lt;CR&gt;&lt;LF&gt;</text:span><text:span text:style-name="T32"> </text:span><text:span text:style-name="T30">(3)</text:span></text:p>
            <text:p><text:span text:style-name="T42">(&gt;&gt;)</text:span><text:span text:style-name="T43"> </text:span><text:span text:style-name="T109">&lt;CR&gt;&lt;LF&gt;</text:span><text:span text:style-name="T43"> </text:span><text:span text:style-name="T4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30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42">(&lt;&lt;)</text:span><text:span text:style-name="T43"> </text:span><text:span text:style-name="T48">A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106">    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107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3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42">(&lt;&lt;)</text:span><text:span text:style-name="T43"> </text:span><text:span text:style-name="T48">A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106">    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107">&lt;CR&gt;&lt;LF&gt;</text:span><text:span text:style-name="T64"> </text:span><text:span text:style-name="T47">(3)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32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42">(&lt;&lt;)</text:span><text:span text:style-name="T43"> </text:span><text:span text:style-name="T48">A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 </text:span><text:span text:style-name="T44">(0) 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106">    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107">&lt;CR&gt;&lt;LF&gt;</text:span><text:span text:style-name="T64"> </text:span><text:span text:style-name="T47">(3)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CR&gt;&lt;LF&gt;</text:span><text:span text:style-name="T43"> </text:span><text:span text:style-name="T4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11">(&lt;&lt;)</text:span><text:span text:style-name="T112"> </text:span><text:span text:style-name="T48">A</text:span><text:span text:style-name="T46"> </text:span><text:span text:style-name="T47">(1)</text:span></text:p>
            <text:p><text:span text:style-name="T42">(&lt;&lt;)</text:span><text:span text:style-name="T43"> </text:span><text:span text:style-name="T48">A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 </text:span><text:span text:style-name="T44">(0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    in sending terminal</text:p>
            <text:p/>
            <text:p><text:span text:style-name="T111">(&gt;&gt;)</text:span><text:span text:style-name="T112"> </text:span><text:span text:style-name="T45">A</text:span><text:span text:style-name="T107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106">    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107">&lt;CR&gt;&lt;LF&gt;</text:span><text:span text:style-name="T64"> </text:span><text:span text:style-name="T47">(3)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107">&lt;CR&gt;&lt;LF&gt;</text:span><text:span text:style-name="T64"> </text:span><text:span text:style-name="T4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05">(&lt;&lt;)</text:span><text:span text:style-name="T34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46">   </text:span><text:span text:style-name="T47"> </text:span><text:span text:style-name="T10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107">&lt;CR&gt;</text:span><text:span text:style-name="T10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10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107">&lt;CR&gt;</text:span><text:span text:style-name="T64"> </text:span><text:span text:style-name="T47">(2)</text:span><text:span text:style-name="T106"> 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2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10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107">&lt;CR&gt;</text:span><text:span text:style-name="T64"> </text:span><text:span text:style-name="T47">(2)</text:span><text:span text:style-name="T113"> </text:span><text:span text:style-name="T106">in receiving terminal</text:span></text:p>
            <text:p><text:span text:style-name="T111">(&lt;&lt;)</text:span><text:span text:style-name="T112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LF&gt;</text:span><text:span text:style-name="T43"> </text:span><text:span text:style-name="T4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3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105">(&gt;&gt;)</text:span><text:span text:style-name="T34"> </text:span><text:span text:style-name="T19">X</text:span><text:span text:style-name="T29"> </text:span><text:span text:style-name="T30">(1)</text:span></text:p>
            <text:p><text:span text:style-name="T105">(&lt;&lt;)</text:span><text:span text:style-name="T34"> </text:span><text:span text:style-name="T41">B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107">&lt;CR&gt;</text:span><text:span text:style-name="T64"> </text:span><text:span text:style-name="T47">(2)</text:span><text:span text:style-name="T113"> </text:span><text:span text:style-name="T106">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LF&gt;</text:span><text:span text:style-name="T43"> </text:span><text:span text:style-name="T44">(1)</text:span></text:p>
            <text:p><text:span text:style-name="T42">(&gt;&gt;)</text:span><text:span text:style-name="T43"> </text:span><text:span text:style-name="T45">B</text:span><text:span text:style-name="T107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 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109">&lt;CR&gt; </text:span><text:span text:style-name="T114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1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109">&lt;CR&gt;</text:span><text:span text:style-name="T43"> </text:span><text:span text:style-name="T44">(1)</text:span><text:span text:style-name="T114">  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2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1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109">&lt;CR&gt;</text:span><text:span text:style-name="T43"> </text:span><text:span text:style-name="T44">(1)</text:span><text:span text:style-name="T114">  in receiving terminal</text:span></text:p>
            <text:p><text:span text:style-name="T111">(&lt;&lt;)</text:span><text:span text:style-name="T112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LF&gt;</text:span><text:span text:style-name="T43"> </text:span><text:span text:style-name="T4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3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1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</text:p>
            <text:p><text:span text:style-name="T105">(&lt;&lt;)</text:span><text:span text:style-name="T34"> </text:span><text:span text:style-name="T41">B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109">&lt;CR&gt;</text:span><text:span text:style-name="T43"> </text:span><text:span text:style-name="T44">(1)</text:span><text:span text:style-name="T114">  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LF&gt;</text:span><text:span text:style-name="T43"> </text:span><text:span text:style-name="T44">(1)</text:span></text:p>
            <text:p><text:span text:style-name="T42">(&gt;&gt;)</text:span><text:span text:style-name="T43"> </text:span><text:span text:style-name="T45">B</text:span><text:span text:style-name="T107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05">(&lt;&lt;)</text:span><text:span text:style-name="T34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46">   </text:span><text:span text:style-name="T47"> </text:span><text:span text:style-name="T10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107">&lt;CR&gt;</text:span><text:span text:style-name="T10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10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107">&lt;CR&gt;</text:span><text:span text:style-name="T64"> </text:span><text:span text:style-name="T47">(2)</text:span><text:span text:style-name="T106"> 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3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105">(&gt;&gt;)</text:span><text:span text:style-name="T34"> </text:span><text:span text:style-name="T19">X</text:span><text:span text:style-name="T29"> </text:span><text:span text:style-name="T30">(1)</text:span></text:p>
            <text:p><text:span text:style-name="T105">(&lt;&lt;)</text:span><text:span text:style-name="T34"> </text:span><text:span text:style-name="T116">&lt;CR&gt;</text:span><text:span text:style-name="T41">B</text:span><text:span text:style-name="T108">&lt;LF&gt;</text:span>   in sending terminal</text:p>
            <text:p/>
            <text:p><text:span text:style-name="T42">(&gt;&gt;)</text:span><text:span text:style-name="T43"> </text:span><text:span text:style-name="T45">A</text:span><text:span text:style-name="T107">&lt;CR&gt;</text:span><text:span text:style-name="T64"> </text:span><text:span text:style-name="T47">(2)</text:span><text:span text:style-name="T106"> in receiving terminal</text:span></text:p>
            <text:p><text:span text:style-name="T111">(&lt;&lt;)</text:span><text:span text:style-name="T112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45">B</text:span><text:span text:style-name="T107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3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105">(&gt;&gt;)</text:span><text:span text:style-name="T34"> </text:span><text:span text:style-name="T19">X</text:span><text:span text:style-name="T29"> </text:span><text:span text:style-name="T30">(1)</text:span></text:p>
            <text:p><text:span text:style-name="T105">(&lt;&lt;)</text:span><text:span text:style-name="T34"> </text:span><text:span text:style-name="T116">&lt;CR&gt;</text:span><text:span text:style-name="T41">B</text:span><text:span text:style-name="T108">&lt;LF&gt;</text:span><text:span text:style-name="T32"> </text:span><text:span text:style-name="T30">(3)</text:span>  in sending terminal</text:p>
            <text:p/>
            <text:p><text:span text:style-name="T42">(&gt;&gt;)</text:span><text:span text:style-name="T43"> </text:span><text:span text:style-name="T45">A</text:span><text:span text:style-name="T107">&lt;CR&gt;</text:span><text:span text:style-name="T64"> </text:span><text:span text:style-name="T47">(2)</text:span><text:span text:style-name="T106"> in receiving terminal</text:span></text:p>
            <text:p><text:span text:style-name="T111">(&lt;&lt;)</text:span><text:span text:style-name="T112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45">B</text:span><text:span text:style-name="T107">&lt;LF&gt;&lt;CR&gt;&lt;LF&gt;</text:span><text:span text:style-name="T64"> </text:span><text:span text:style-name="T4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 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109">&lt;CR&gt; </text:span><text:span text:style-name="T114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1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109">&lt;CR&gt;</text:span><text:span text:style-name="T43"> </text:span><text:span text:style-name="T44">(1)</text:span><text:span text:style-name="T114">  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3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1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</text:p>
            <text:p><text:span text:style-name="T105">(&lt;&lt;)</text:span><text:span text:style-name="T34"> </text:span><text:span text:style-name="T116">&lt;CR&gt;</text:span><text:span text:style-name="T41">B</text:span><text:span text:style-name="T29"> </text:span><text:span text:style-name="T30">(2)</text:span>  in sending terminal</text:p>
            <text:p/>
            <text:p><text:span text:style-name="T42">(&gt;&gt;)</text:span><text:span text:style-name="T43"> </text:span><text:span text:style-name="T109">&lt;CR&gt;</text:span><text:span text:style-name="T43"> </text:span><text:span text:style-name="T44">(1)</text:span><text:span text:style-name="T114">  in receiving terminal</text:span></text:p>
            <text:p><text:span text:style-name="T111">(&lt;&lt;)</text:span><text:span text:style-name="T112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45">B</text:span><text:span text:style-name="T107">&lt;CR&gt;&lt;LF&gt;</text:span><text:span text:style-name="T64"> </text:span><text:span text:style-name="T4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5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5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48"/>
        <table:table-column table:style-name="co43" table:default-cell-style-name="ce48"/>
        <table:table-column table:style-name="co44" table:default-cell-style-name="ce48"/>
        <table:table-column table:style-name="co24" table:default-cell-style-name="ce48"/>
        <table:table-column table:style-name="co45" table:default-cell-style-name="ce48"/>
        <table:table-column table:style-name="co4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67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7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48"/>
        <table:table-column table:style-name="co47" table:default-cell-style-name="ce48"/>
        <table:table-column table:style-name="co48" table:default-cell-style-name="ce48"/>
        <table:table-column table:style-name="co49" table:default-cell-style-name="ce48"/>
        <table:table-column table:style-name="co50" table:default-cell-style-name="ce48"/>
        <table:table-column table:style-name="co51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68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6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69" office:value-type="string" calcext:value-type="string">
            <text:p><text:span text:style-name="T117">Note that display elements are text-only and no longer contain the underlying typed</text:span></text:p>
            <text:p><text:span text:style-name="T117">information such as the time stamp of the origin. Since the XML schema is strongly-</text:span></text:p>
            <text:p><text:span text:style-name="T117">typed again, the items need to be reconstructed. Not optimal, but simply a trade-off</text:span></text:p>
            <text:p><text:span text:style-name="T117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69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48"/>
        <table:table-column table:style-name="co52" table:default-cell-style-name="ce48"/>
        <table:table-column table:style-name="co53" table:default-cell-style-name="ce48"/>
        <table:table-column table:style-name="co35" table:default-cell-style-name="ce48"/>
        <table:table-column table:style-name="co54" table:default-cell-style-name="ce48"/>
        <table:table-column table:style-name="co55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18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1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18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1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0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18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70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18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slightly above the right end of the 2<text:span text:style-name="T118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slightly above the right end of the 3<text:span text:style-name="T118">rd</text:span> line</text:p>
          </table:table-cell>
          <table:table-cell office:value-type="string" calcext:value-type="string">
            <text:p>Repeat steps above, except <text:span text:style-name="T119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48"/>
        <table:table-column table:style-name="co56" table:default-cell-style-name="ce48"/>
        <table:table-column table:style-name="co57" table:default-cell-style-name="ce48"/>
        <table:table-column table:style-name="co58" table:default-cell-style-name="ce48"/>
        <table:table-column table:style-name="co11" table:default-cell-style-name="ce48"/>
        <table:table-column table:style-name="co59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71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71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86:'YAT.Domain.Terminal'.E8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.00.0000</text:date>, <text:time style:data-style-name="N2" text:time-value="14:11:35.3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4DT4H4M58S</meta:editing-duration>
    <meta:editing-cycles>512</meta:editing-cycles>
    <meta:generator>LibreOffice/6.1.1.2$Windows_X86_64 LibreOffice_project/5d19a1bfa650b796764388cd8b33a5af1f5baa1b</meta:generator>
    <dc:date>2019-11-27T16:52:34.942000000</dc:date>
    <meta:print-date>2013-02-02T14:44:49.07</meta:print-date>
    <meta:document-statistic meta:table-count="13" meta:cell-count="2090" meta:object-count="0"/>
    <meta:user-defined meta:name="Info 1"/>
    <meta:user-defined meta:name="Info 2"/>
    <meta:user-defined meta:name="Info 3"/>
    <meta:user-defined meta:name="Info 4"/>
  </office:meta>
</office:document-meta>
</file>